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lain_20_Text">
      <style:text-properties fo:language="en" fo:country="US"/>
    </style:style>
    <style:style style:name="P2" style:family="paragraph" style:parent-style-name="Plain_20_Text">
      <style:text-properties fo:language="en" fo:country="US" fo:font-weight="bold" style:font-weight-asian="bold" style:font-weight-complex="bold"/>
    </style:style>
    <style:style style:name="P3" style:family="paragraph" style:parent-style-name="Plain_20_Text">
      <style:paragraph-properties fo:padding-left="0cm" fo:padding-right="0cm" fo:padding-top="0.035cm" fo:padding-bottom="0.035cm" fo:border-left="none" fo:border-right="none" fo:border-top="0.74pt solid #000000" fo:border-bottom="0.74pt solid #000000"/>
      <style:text-properties fo:language="en" fo:country="US"/>
    </style:style>
    <style:style style:name="P4" style:family="paragraph" style:parent-style-name="Plain_20_Text"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Dear Ferruccio,</text:span></text:p>
      <text:p text:style-name="P2"/>
      <text:p text:style-name="Plain_20_Text"><text:span text:style-name="T2">Here are my comments on your two e-mails concerning Version 4 of our paper. For my convenience, I use Word for that. I’ll put my reaction in boldface.</text:span></text:p>
      <text:p text:style-name="P2"/>
      <text:p text:style-name="Plain_20_Text"><text:span text:style-name="T1">Dear Rob,</text:span></text:p>
      <text:p text:style-name="P1"/>
      <text:p text:style-name="Plain_20_Text"><text:span text:style-name="T1">I read your version very carefully, here are my remarks:</text:span></text:p>
      <text:p text:style-name="P1"/>
      <text:p text:style-name="Plain_20_Text"><text:span text:style-name="T2">Thank you for your careful reading</text:span></text:p>
      <text:p text:style-name="P1"/>
      <text:p text:style-name="Plain_20_Text"><text:span text:style-name="T1">v4. 0—1</text:span></text:p>
      <text:p text:style-name="Plain_20_Text"><text:span text:style-name="T1">Thank you</text:span></text:p>
      <text:p text:style-name="P1"/>
      <text:p text:style-name="Plain_20_Text"><text:span text:style-name="T1">v4. 1—1</text:span></text:p>
      <text:p text:style-name="Plain_20_Text"><text:span text:style-name="T1">There is a repetition in the first and in the second paragraph:</text:span></text:p>
      <text:p text:style-name="Plain_20_Text"><text:span text:style-name="T1">"with depth indexes or level indexes (de Bruijn, 1972)"</text:span></text:p>
      <text:p text:style-name="Plain_20_Text"><text:span text:style-name="T1">Can you please avoid it in some way?</text:span></text:p>
      <text:p text:style-name="P1"/>
      <text:p text:style-name="Plain_20_Text"><text:span text:style-name="T2">See v5. 1—1 and v5. 1--2</text:span></text:p>
      <text:p text:style-name="P1"/>
      <text:p text:style-name="Plain_20_Text"><text:span text:style-name="T1">page 2, line 1 and line 3 from the bottom:</text:span></text:p>
      <text:p text:style-name="Plain_20_Text"><text:span text:style-name="T1">please replace M with N (my mistake).</text:span></text:p>
      <text:p text:style-name="P1"/>
      <text:p text:style-name="Plain_20_Text"><text:span text:style-name="T2">See v5. 2—1 and v5. 2--2</text:span></text:p>
      <text:p text:style-name="P1"/>
      <text:p text:style-name="Plain_20_Text"><text:span text:style-name="T1">page 3, paragraph 2 from the top.</text:span></text:p>
      <text:p text:style-name="Plain_20_Text"><text:span text:style-name="T1">"(for instance those in Curien"</text:span></text:p>
      <text:p text:style-name="Plain_20_Text"><text:span text:style-name="T1">you can use the hyphens in place of the parentheses as you did in</text:span></text:p>
      <text:p text:style-name="Plain_20_Text"><text:span text:style-name="T1">"- for instance those in de Bruijn"</text:span></text:p>
      <text:p text:style-name="P1"/>
      <text:p text:style-name="Plain_20_Text"><text:span text:style-name="T2">v5. 2--5</text:span></text:p>
      <text:p text:style-name="P1"/>
      <text:p text:style-name="Plain_20_Text"><text:span text:style-name="T1">Note 3.6.</text:span></text:p>
      <text:p text:style-name="Plain_20_Text"><text:span text:style-name="T1">Should labels Px be present at all in untyped systems?</text:span></text:p>
      <text:p text:style-name="P1"/>
      <text:p text:style-name="Plain_20_Text"><text:span text:style-name="T2">This is a very relevant remark. Thank you. You hit the nail on the head. It made me think about the basic structure of the presented trees and I completely agree with you. P-cells and *-cells complicate matters undesirably. So I decided to overthrow Section 3.1 completely, concentrating on the three essential cells: the A-cells, the L-cells and the var-cells.</text:span></text:p>
      <text:p text:style-name="P2"/>
      <text:p text:style-name="Plain_20_Text"><text:span text:style-name="T2">Please be so kind to reread the whole Section 3.1 and give your comments.</text:span></text:p>
      <text:p text:style-name="Plain_20_Text"><text:span text:style-name="T2">In particular, my changes regard:</text:span></text:p>
      <text:p text:style-name="P2"/>
      <text:p text:style-name="Plain_20_Text"><text:span text:style-name="T2">v5. 3—1 and below: a new Definition 3.1 and different drawings in Definition 3.5.</text:span></text:p>
      <text:p text:style-name="Plain_20_Text"><text:span text:style-name="T2">v5. 3—2, Explanation 3.6 and below that. In revising Section 3.1 I realized that I had not yet differentiated between the untyped and the typed versions of an L-cell: the first one being unary, the second binary. I repaired that.</text:span></text:p>
      <text:p text:style-name="Plain_20_Text"><text:span text:style-name="T2">v5. 3—3, Note 3.8 and below. This is what is left over for P-cells and *-cells. I think it is enough like this.</text:span></text:p>
      <text:p text:style-name="Plain_20_Text"><text:span text:style-name="T2">v5. 3—4 and below. A short intermezzo to glue the texts together.</text:span></text:p>
      <text:p text:style-name="P1"/>
      <text:p text:style-name="P1"><text:soft-page-break/></text:p>
      <text:p text:style-name="Plain_20_Text"><text:span text:style-name="T1">Page 6, last line.</text:span></text:p>
      <text:p text:style-name="Plain_20_Text"><text:span text:style-name="T1">The free x's do not occur "in t", but in the grafted tree rooted at Lx.</text:span></text:p>
      <text:p text:style-name="Plain_20_Text"><text:span text:style-name="T1">Given the Lx, in t as a whole there are no free x's because Lx bounds every x.</text:span></text:p>
      <text:p text:style-name="P1"/>
      <text:p text:style-name="Plain_20_Text"><text:span text:style-name="T2">See v5. 3—5.</text:span></text:p>
      <text:p text:style-name="P1"/>
      <text:p text:style-name="Plain_20_Text"><text:span text:style-name="T1">Note 5.9 (iv).</text:span></text:p>
      <text:p text:style-name="Plain_20_Text"><text:span text:style-name="T1">"are skipped"</text:span></text:p>
      <text:p text:style-name="Plain_20_Text"><text:span text:style-name="T1">you could add an explanation like:</text:span></text:p>
      <text:p text:style-name="Plain_20_Text"><text:span text:style-name="T1">"because inner variables inside r-blocks do not affect their length."</text:span></text:p>
      <text:p text:style-name="P1"/>
      <text:p text:style-name="Plain_20_Text"><text:span text:style-name="T1">Instead, inner variables inside L-blocks do affect their length.</text:span></text:p>
      <text:p text:style-name="Plain_20_Text"><text:span text:style-name="T1">That's why one starts a recursion in clause (ii).</text:span></text:p>
      <text:p text:style-name="P1"/>
      <text:p text:style-name="Plain_20_Text"><text:span text:style-name="T1">Also, inner variables outside r-blocks or L-blocks do not affect such blocks.</text:span></text:p>
      <text:p text:style-name="P1"/>
      <text:p text:style-name="Plain_20_Text"><text:span text:style-name="T1">This is a key geometric distinction that we should make very clear to the reader. Tell me if I </text:span></text:p>
      <text:p text:style-name="Plain_20_Text"><text:span text:style-name="T1">misunderstood something of the above.</text:span></text:p>
      <text:p text:style-name="P1"/>
      <text:p text:style-name="Plain_20_Text"><text:span text:style-name="T2">See v5. 5—1 and v5. 5—2. Thank for your comment. I find it a bit hard to clearly explain what the procedure does, in particular because of the recursion. I tried a slightly different approach, inspired by your remarks. What do you think of the way I tried to make it better?</text:span></text:p>
      <text:p text:style-name="P1"/>
      <text:p text:style-name="P3"/>
      <text:p text:style-name="P1"/>
      <text:p text:style-name="P1"/>
      <text:p text:style-name="Plain_20_Text"><text:span text:style-name="T1">Dear Rob,</text:span></text:p>
      <text:p text:style-name="Plain_20_Text"><text:span text:style-name="T1">here are other comments on our paper.</text:span></text:p>
      <text:p text:style-name="P1"/>
      <text:p text:style-name="Plain_20_Text"><text:span text:style-name="T1">Page 3, before "Other systems of the same family, like Nederpelt ..."</text:span></text:p>
      <text:p text:style-name="Plain_20_Text"><text:span text:style-name="T1">we could add an explanation like:</text:span></text:p>
      <text:p text:style-name="Plain_20_Text"><text:span text:style-name="T1">"The original purpose of \phi(f) is to present substitution as a single operation defined by recursion on the structure of terms."</text:span></text:p>
      <text:p text:style-name="P1"/>
      <text:p text:style-name="Plain_20_Text"><text:span text:style-name="T2">See v5. 2--4</text:span></text:p>
      <text:p text:style-name="P1"/>
      <text:p text:style-name="Plain_20_Text"><text:span text:style-name="T1">I improved my understanding of de Bruijn's point in 1978b and I could write a longer explanation if you wish.</text:span></text:p>
      <text:p text:style-name="P1"/>
      <text:p text:style-name="Plain_20_Text"><text:span text:style-name="T2">I think that, for the time being, this is enough.</text:span></text:p>
      <text:p text:style-name="P1"/>
      <text:p text:style-name="Plain_20_Text"><text:span text:style-name="T1">To me, de Bruijn's point is not very clear at first in some of his papers :)</text:span></text:p>
      <text:p text:style-name="P1"/>
      <text:p text:style-name="Plain_20_Text"><text:span text:style-name="T2">I agree…</text:span></text:p>
      <text:p text:style-name="P1"/>
      <text:p text:style-name="Plain_20_Text"><text:span text:style-name="T1">Beginning of section 5.6.</text:span></text:p>
      <text:p text:style-name="Plain_20_Text"><text:span text:style-name="T1">You state "We discuss erasing reduction later in this chapter"</text:span></text:p>
      <text:p text:style-name="Plain_20_Text"><text:span text:style-name="T1">but I don't see this discussion.</text:span></text:p>
      <text:p text:style-name="P1"/>
      <text:p text:style-name="Plain_20_Text"><text:span text:style-name="T2">v5. 5—3. Quite right. I omitted this sentence.</text:span></text:p>
      <text:p text:style-name="Plain_20_Text"><text:soft-page-break/><text:span text:style-name="T1">My general impression is that I'm very behind with the formalization with respect to all the matter you put in the paper.</text:span></text:p>
      <text:p text:style-name="P1"/>
      <text:p text:style-name="Plain_20_Text"><text:span text:style-name="T2">Don’t bother. We will find a way out to deliver a respectable paper.</text:span></text:p>
      <text:p text:style-name="P1"/>
      <text:p text:style-name="Plain_20_Text"><text:span text:style-name="T1">Lemma 5.35.</text:span></text:p>
      <text:p text:style-name="Plain_20_Text"><text:span text:style-name="T1">Many propositions are without proof in the paper and referees might argue against it. </text:span></text:p>
      <text:p text:style-name="P1"/>
      <text:p text:style-name="Plain_20_Text"><text:span text:style-name="T2">This is an important issue. I counted the Theorems and Lemmas without proof and this number added up to 20… However, many of these absent proofs are quite simple, I suppose, and could be justified easily: ‘Proof: obvious’. Moreover, I suppose that a number of these proofs have been delivered by you already. </text:span></text:p>
      <text:p text:style-name="P2"/>
      <text:p text:style-name="Plain_20_Text"><text:span text:style-name="T2">I propose the following path to follow.</text:span></text:p>
      <text:p text:style-name="Plain_20_Text"><text:span text:style-name="T2">Firstly, you give me a list (if possible) of the Theorems and Lemmas that you have -- in some version – checked automatically. I can add these things in the paper.</text:span></text:p>
      <text:p text:style-name="Plain_20_Text"><text:span text:style-name="T2">Secondly, I will carefully check all the proofs that are still absent after this first round. I’ll try to prove them one by one, manually, and if necessary, record a resumé of these proofs in the paper.</text:span></text:p>
      <text:p text:style-name="P2"/>
      <text:p text:style-name="Plain_20_Text"><text:span text:style-name="T2">What do you think of this course of action?</text:span></text:p>
      <text:p text:style-name="P1"/>
      <text:p text:style-name="Plain_20_Text"><text:span text:style-name="T1">In particular this lemma seems wrong to me.</text:span></text:p>
      <text:p text:style-name="Plain_20_Text"><text:span text:style-name="T1">Being in Tfre+, p and p' may contain inner variables whose value is lost in trails. How do you recover it?</text:span></text:p>
      <text:p text:style-name="P1"/>
      <text:p text:style-name="Plain_20_Text"><text:span text:style-name="T2">See v5. 5—4. I have already sent you a proof of the corrected Lemma and I condensed the essentials of that proof in the paper text</text:span></text:p>
      <text:p text:style-name="P1"/>
      <text:p text:style-name="Plain_20_Text"><text:span text:style-name="T1">Definition A.1 is Definition 5.26</text:span></text:p>
      <text:p text:style-name="P1"/>
      <text:p text:style-name="Plain_20_Text"><text:span text:style-name="T2">Sure. Thanks. I omitted Definition A.1 and put what remained in Lemma A.1. See v5. A--1</text:span></text:p>
      <text:p text:style-name="P1"/>
      <text:p text:style-name="Plain_20_Text"><text:span text:style-name="T1"><text:s/>&gt; v4. Ref—1. I added (1978b) and (1978a) inside these references, to make the distinction precise. I hereby note that I prefer this lay-out of the citations. I do not like that clauses such as [de Bruijn, 1978a] precede the corresponding entry in the list of references, as one sometimes sees. In the latter case, there are too many duplications in the list. This is my opinion. If you prefer otherwise, please let me know.</text:span></text:p>
      <text:p text:style-name="P1"/>
      <text:p text:style-name="Plain_20_Text"><text:span text:style-name="T2">OK</text:span></text:p>
      <text:p text:style-name="P1"/>
      <text:p text:style-name="Plain_20_Text"><text:span text:style-name="T1">I'm just using a random style for citations. You decide what is best.</text:span></text:p>
      <text:p text:style-name="Plain_20_Text"><text:span text:style-name="T1">I'm thinking that in the end the citation style might be imposed by the journal.</text:span></text:p>
      <text:p text:style-name="P1"/>
      <text:p text:style-name="Plain_20_Text"><text:span text:style-name="T2">Yes</text:span></text:p>
      <text:p text:style-name="P1"/>
      <text:p text:style-name="Plain_20_Text"><text:span text:style-name="T1">The reference de Bruijn (1978a) has a mistake.</text:span></text:p>
      <text:p text:style-name="Plain_20_Text"><text:span text:style-name="T1">It should refer to Aut 059 because Aut 050 is</text:span></text:p>
      <text:p text:style-name="P1"/>
      <text:p text:style-name="Plain_20_Text"><text:span text:style-name="T1">A namefree lambda calculus with formulas involving symbols that represent reference transforming mappings</text:span></text:p>
      <text:p text:style-name="P1"/>
      <text:p text:style-name="Plain_20_Text"><text:span text:style-name="T1">Author: <text:tab/>N.G. de Bruijn</text:span></text:p>
      <text:p text:style-name="Plain_20_Text"><text:soft-page-break/><text:span text:style-name="T1">Printed: <text:tab/>Memorandum 1977-10</text:span></text:p>
      <text:p text:style-name="Plain_20_Text"><text:span text:style-name="T1">Publishing date: <text:tab/>August 1977</text:span></text:p>
      <text:p text:style-name="Plain_20_Text"><text:span text:style-name="T1">Publishing location: <text:tab/>Department of Mathematics, Eindhoven University of </text:span></text:p>
      <text:p text:style-name="Plain_20_Text"><text:span text:style-name="T1">Technology</text:span></text:p>
      <text:p text:style-name="P1"/>
      <text:p text:style-name="Plain_20_Text"><text:span text:style-name="T2">Yes, thanks. See v5. Ref—2. I also added an older note by de Bruijn (v5. Ref—1), since I think that was the first time he expressed his ideas about nameless variables. I referred to that paper in v5. 2—4.</text:span></text:p>
      <text:p text:style-name="P1"/>
      <text:p text:style-name="Plain_20_Text"><text:span text:style-name="T1">By the way, do you want to cite Aut 050 (earlier work) in place of Aut</text:span></text:p>
      <text:p text:style-name="Plain_20_Text"><text:span text:style-name="T1">055 de Bruijn (1978b) (later work) as the origin of delayed updating?</text:span></text:p>
      <text:p text:style-name="P1"/>
      <text:p text:style-name="Plain_20_Text"><text:span text:style-name="T2">This is a difficult question. I think that de Bruijn’s ideas in those years were spread out over de Bruijn (1977), de Bruijn (1978a) and de Bruijn (1978b). Since de Bruijn (1978b) is the only officially published paper, I would suggest a phrasing as I tried in v5. 2—3. There I say that the unpublished papers ‘accompany’ the published one.</text:span></text:p>
      <text:p text:style-name="P1"/>
      <text:p text:style-name="Plain_20_Text"><text:span text:style-name="T1"><text:s/>&gt; v4. 6—1. Still open, as you will certainly realize. By the way, the <text:s/>&gt; Abstract is also open. Thank you for writing these texts, whenever you <text:s/>&gt; have time and inspiration.</text:span></text:p>
      <text:p text:style-name="P1"/>
      <text:p text:style-name="Plain_20_Text"><text:span text:style-name="T1">I will be back to you with a proposal for the conclusion</text:span></text:p>
      <text:p text:style-name="P1"/>
      <text:p text:style-name="Plain_20_Text"><text:span text:style-name="T2">Meanwhile, you did so: v5. 6—1. Thank you. Good conclusion, concise and clear. Also the mentioning of `future work’ is nice. </text:span></text:p>
      <text:p text:style-name="Plain_20_Text"><text:span text:style-name="T2">One thing left (v5. 6—2): maybe a short explanation of (or reference to) \lambda K would be very welcome.</text:span></text:p>
      <text:p text:style-name="P1"/>
      <text:p text:style-name="Plain_20_Text"><text:span text:style-name="T1">&gt; v4. B—1. I shortened this appendix section. Please let me know whether </text:span></text:p>
      <text:p text:style-name="Plain_20_Text"><text:span text:style-name="T1">&gt; you agree with this version.</text:span></text:p>
      <text:p text:style-name="P1"/>
      <text:p text:style-name="Plain_20_Text"><text:span text:style-name="T1">Yes, it's ok to 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alibri" fo:font-family="Calibri" style:font-family-generic="roman" style:font-pitch="variable" style:font-size-complex="10.5pt"/>
    </style:style>
    <style:style style:name="Default_20_Paragraph_20_Font" style:display-name="Default Paragraph Font" style:family="text"/>
    <style:style style:name="Tekst_20_zonder_20_opmaak_20_Char" style:display-name="Tekst zonder opmaak Char" style:family="text" style:parent-style-name="Default_20_Paragraph_20_Font">
      <style:text-properties style:font-name="Calibri" fo:font-family="Calibri" style:font-family-generic="roman" style:font-pitch="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 Nederpelt</meta:initial-creator>
    <dc:creator>R. Nederpelt</dc:creator>
    <meta:editing-cycles>2</meta:editing-cycles>
    <meta:creation-date>2023-08-31T13:22:00</meta:creation-date>
    <dc:date>2023-08-31T13:22:00</dc:date>
    <meta:editing-duration>PT3M</meta:editing-duration>
    <meta:generator>LibreOffice/7.0.4.2$Linux_X86_64 LibreOffice_project/00$Build-2</meta:generator>
    <meta:document-statistic meta:table-count="0" meta:image-count="0" meta:object-count="0" meta:page-count="4" meta:paragraph-count="95" meta:word-count="1304" meta:character-count="7001" meta:non-whitespace-character-count="5804"/>
    <meta:user-defined meta:name="AppVersion">16.0000</meta:user-defined>
    <meta:template xlink:type="simple" xlink:actuate="onRequest" xlink:title="Normal.dotm" xlink:href=""/>
  </office:meta>
</office:document-meta>
</file>